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paragraph-properties fo:margin-top="0cm" fo:margin-bottom="0cm" loext:contextual-spacing="false" fo:text-align="justify" style:justify-single-word="false"/>
      <style:text-properties fo:font-weight="bold" style:font-weight-asian="bold"/>
    </style:style>
    <style:style style:name="P5" style:family="paragraph" style:parent-style-name="Standard">
      <style:paragraph-properties fo:margin-left="10.16cm" fo:margin-right="0cm" fo:margin-top="0cm" fo:margin-bottom="0cm" loext:contextual-spacing="false" fo:text-align="center" style:justify-single-word="false" fo:text-indent="0cm" style:auto-text-indent="false"/>
    </style:style>
    <style:style style:name="P6" style:family="paragraph" style:parent-style-name="Standard" style:master-page-name="Standard">
      <style:paragraph-properties fo:margin-top="0cm" fo:margin-bottom="0cm" loext:contextual-spacing="false" fo:text-align="center" style:justify-single-word="false" style:page-number="auto"/>
      <style:text-properties fo:font-weight="bold" style:font-weight-asian="bold"/>
    </style:style>
    <style:style style:name="P7" style:family="paragraph" style:parent-style-name="Standard">
      <style:paragraph-properties fo:margin-top="0cm" fo:margin-bottom="0cm" loext:contextual-spacing="false"/>
      <style:text-properties fo:font-weight="bold" style:font-weight-asian="bold"/>
    </style:style>
    <style:style style:name="P8" style:family="paragraph" style:parent-style-name="Standard">
      <style:paragraph-properties fo:margin-top="0cm" fo:margin-bottom="0cm" loext:contextual-spacing="false" fo:text-align="justify" style:justify-single-word="false"/>
      <style:text-properties fo:font-weight="bold" style:font-weight-asian="bold"/>
    </style:style>
    <style:style style:name="P9" style:family="paragraph" style:parent-style-name="Standard">
      <style:paragraph-properties fo:text-align="justify" style:justify-single-word="false"/>
      <style:text-properties fo:font-weight="bold" style:font-weight-asian="bold"/>
    </style:style>
    <style:style style:name="T1" style:family="text">
      <style:text-properties fo:font-weight="bold" style:font-weight-asian="bold"/>
    </style:style>
    <style:style style:name="T2" style:family="text">
      <style:text-properties fo:font-weight="bold" officeooo:rsid="000c8794" style:font-weight-asian="bold"/>
    </style:style>
    <style:style style:name="T3" style:family="text">
      <style:text-properties fo:font-weight="bold" officeooo:rsid="000e324b" style:font-weight-asian="bold"/>
    </style:style>
    <style:style style:name="T4" style:family="text">
      <style:text-properties fo:font-weight="bold" officeooo:rsid="000ef69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xperiment No. 6</text:p>
      <text:p text:style-name="P5"><text:span text:style-name="T1">Name: </text:span><text:span text:style-name="T4">Pathan Nikhat</text:span></text:p>
      <text:p text:style-name="P5"><text:span text:style-name="T1">Roll No: </text:span><text:span text:style-name="T2">1</text:span><text:span text:style-name="T4">5DCO60</text:span></text:p>
      <text:p text:style-name="P2">--------------------------------------------------------------------------------------------------------------------------------------</text:p>
      <text:p text:style-name="P2"><text:span text:style-name="T1">Aim</text:span>: KIOSK</text:p>
      <text:p text:style-name="P2"/>
      <text:p text:style-name="P7">Theory:</text:p>
      <text:p text:style-name="P2"/>
      <text:p text:style-name="P4">What is a Kiosk?</text:p>
      <text:p text:style-name="P3"/>
      <text:p text:style-name="P3">A kiosk (pronounced KEE-ahsk) is a small, free-standing physical structure that displays information or provides a service. Kiosks can be manned or unmanned, and unmanned kiosks can be digital or non-digital. The word kiosk is of French, Turkish and Persian origin and means pavilion or portico.</text:p>
      <text:p text:style-name="P3"/>
      <text:p text:style-name="P3">In business, kiosks are often used in locations with high foot traffic. In a shopping mall, for example, an unmanned, non-digital kiosk can be placed near entrances to provide people passing by with directions or promotional messaging. Manned kiosks temporarily set up in aisles can provide businesses that have seasonal sales cycles with a cost-effective way to display wares, and digital kiosks placed near movie theaters can provide online banking or ticket sales services.</text:p>
      <text:p text:style-name="P3"/>
      <text:p text:style-name="P3">Unmanned digital kiosks that provide customers with self-service capabilities are increasingly being used for such things as hotel check-in, retail sales check-out and healthcare screenings in pharmacies for vital information such as blood pressure. Amazon and Walmart are currently experimenting with how to optimize the click-and-mortar experience, testing kiosks that dispense merchandise previously ordered online.</text:p>
      <text:p text:style-name="P3"/>
      <text:p text:style-name="P3">When an unmanned kiosk is programmed with software that incorporates artificial intelligence, it can provide customers with an experience that, in some cases, is quite similar to that of a manned kiosk. For example, an intelligent check-in kiosk at an airport can monitor a variety of data sources, including passenger check-in flow, and programmatically request additional kiosks to be activated in real time during busy periods.</text:p>
      <text:p text:style-name="P3"/>
      <text:p text:style-name="P4">Applications of Kiosk:</text:p>
      <text:p text:style-name="P4"/>
      <text:p text:style-name="P1">Casino Loyalty</text:p>
      <text:p text:style-name="P3">Many casinos around the world have seen an increase in repeat visits from customers by rewarding them with player loyalty programs. Members can check point balances and redeem points through casino loyalty kiosks. Insights and statistics provided about customers help owners more effectively market to them.</text:p>
      <text:p text:style-name="P3"/>
      <text:p text:style-name="P1">Check-In Kiosks</text:p>
      <text:p text:style-name="P3">Check-in kiosks increase the convenience and speed of the check-in process for passengers, patients or hotel guests, making it easier to get to where they’re <text:soft-page-break/>trying to go. These self-service kiosks can alleviate the workload of staff, allowing them to focus more on patient satisfaction. </text:p>
      <text:p text:style-name="P3"/>
      <text:p text:style-name="P1"/>
      <text:p text:style-name="P1">Government Kiosks</text:p>
      <text:p text:style-name="P3">Government kiosks are designed to handle high traffic applications and automate many of the tasks that staff members normally have to process. This allows various government branches to provide better service through reduced congestion and shorter wait times while also lowering the overhead costs of personnel.</text:p>
      <text:p text:style-name="P3"/>
      <text:p text:style-name="P1">Healthcare Kiosks</text:p>
      <text:p text:style-name="P3">Check-In Kiosks increase efficiency and patient satisfaction in emergency departments, waiting rooms and ambulatory settings by expediting the process and improving customer experience. Patients can easily check-in and out, perform payment transactions, confirm insurance information, electronically sign documents and get help with wayfinding through medical facilities. </text:p>
      <text:p text:style-name="P3"/>
      <text:p text:style-name="P1">Higher Education Kiosks</text:p>
      <text:p text:style-name="P3">Educational kiosks increase school staff efficiency while improving customer service for universities and colleges by allowing students and faculty the freedom of self-service. Students can purchase books, register for classes and apply for financial aid. Overhead costs decrease as the need for additional personnel is minimized. </text:p>
      <text:p text:style-name="P3"/>
      <text:p text:style-name="P1">Hospitality Kiosks</text:p>
      <text:p text:style-name="P3">Improve your guests’ experience by providing them with ease and convenience through a hospitality kiosk. In addition to helping guests find dining, entertainment and attraction ideas without leaving the lobby, they’re also a great source of ROI for owners by generating ad revenue through local businesses.</text:p>
      <text:p text:style-name="P3"/>
      <text:p text:style-name="P1">Human Resources Kiosks</text:p>
      <text:p text:style-name="P3">Human Resource kiosks automate many applications associated with HR and help lower the overhead costs of staff. In addition to allowing self-service functions for employees without computer access it also helps with screening applicant data, employee scheduling and provides round the clock accessibility to HR information. </text:p>
      <text:p text:style-name="P3"/>
      <text:p text:style-name="P1">Internet Kiosks</text:p>
      <text:p text:style-name="P3">Internet Kiosks are a great way to extend the online product offering of a brick and mortar location. By placing a kiosk dedicated to surfing your website, your customers can order items from your site that might not be in stock at your physical location. </text:p>
      <text:p text:style-name="P3"/>
      <text:p text:style-name="P1">iPad Kiosks</text:p>
      <text:p text:style-name="P3"><text:soft-page-break/>Olea offers a complete line of iPad Kiosk Stands and iPad Table Mounts. Many retailers are working hard to integrate tablets into their arsenal, and Olea is here to help with lockdown features as well as peripheral options to complete the self-service experience.</text:p>
      <text:p text:style-name="P3"/>
      <text:p text:style-name="P1">Lead Generation Kiosks</text:p>
      <text:p text:style-name="P3">Lead Generation Kiosks are a very popular way to interact with potential customers. Social Media Photo booths, as well as games and contests, are just a few of the many ways companies can attract new customers and gather lead information at the same time.</text:p>
      <text:p text:style-name="P3"/>
      <text:p text:style-name="P1">Malware Security Kiosks</text:p>
      <text:p text:style-name="P3">Cyber security kiosks are designed to help companies and organizations safeguard their infrastructure from possible malware attacks that can either be targeted or unknowingly transferred from vendors, service personnel or employees. They ensure the safety of companies by controlling the flow of data entering the facility.</text:p>
      <text:p text:style-name="P3"/>
      <text:p text:style-name="P1">Order Entry Kiosks</text:p>
      <text:p text:style-name="P3">Order Entry kiosks help to simplify and expedite the order entry process for your customers by giving them complete control over the ordering process. These Self-Service Kiosks allow customers to order products and services to their specifications and at their convenience, which helps increase customer satisfaction. </text:p>
      <text:p text:style-name="P3"/>
      <text:p text:style-name="P1">Retail Kiosks</text:p>
      <text:p text:style-name="P3">Retail kiosks enhance customer engagement and improve ROI by increasing store traffic, reducing overhead and personnel, expediting orders, tracking inventory, improving consumer loyalty and compiling customer data to track trends. Olea’s unique line of versatile kiosks offer retailers sophisticated solutions for their transactional needs. Each of our kiosks can be easily configured to provide a dynamic retail experience.</text:p>
      <text:p text:style-name="P3"/>
      <text:p text:style-name="P1">Ticketing Kiosks</text:p>
      <text:p text:style-name="P3">Ticketing kiosks help simplify and expedite the ticket purchasing process by making each transaction faster, keeping lines shorter, and allowing a higher volume of turnaround. Ticket kiosks offer customers one central place where they can view show times, purchase tickets and redeem gift cards.</text:p>
      <text:p text:style-name="P3"/>
      <text:p text:style-name="P1">Virtual Receptionist Kiosks</text:p>
      <text:p text:style-name="P3">With Virtual Receptionist kiosks companies can provide a consistent experience to their visitors and manage the daily tasks of a typical receptionist, while potentially saving thousands of dollars a year.</text:p>
      <text:p text:style-name="P3"/>
      <text:p text:style-name="P1">Wayfinding Kiosks</text:p>
      <text:p text:style-name="P3"><text:soft-page-break/>Wayfinding kiosks allow visitors to immediately pinpoint their location and access information and directions to your departments, key services, people and more. Wayfinding kiosks help decrease traffic congestion and provide higher satisfaction by allowing guests to navigate to destinations and points of interest quickly and easily.</text:p>
      <text:p text:style-name="P3"/>
      <text:p text:style-name="P1">Conclusion:</text:p>
      <text:p text:style-name="P3">A kiosk is a small open-fronted hut or cubicle from which newspapers, refreshments, tickets, etc. are sold. Thus, we have understood what is kiosk and applications of kio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QIB GHATTE</meta:initial-creator>
    <meta:editing-cycles>8</meta:editing-cycles>
    <meta:creation-date>2019-03-01T18:36:00</meta:creation-date>
    <dc:date>2019-03-14T18:45:06.554089750</dc:date>
    <meta:editing-duration>PT46M8S</meta:editing-duration>
    <meta:generator>LibreOffice/5.1.6.2$Linux_X86_64 LibreOffice_project/10m0$Build-2</meta:generator>
    <meta:document-statistic meta:table-count="0" meta:image-count="0" meta:object-count="0" meta:page-count="4" meta:paragraph-count="46" meta:word-count="1051" meta:character-count="7242" meta:non-whitespace-character-count="62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